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svg:stroke-color="#0000ff" draw:marker-start-width="0.276cm" draw:marker-end-width="0.276cm" draw:fill="none" draw:fill-color="#000080" draw:textarea-horizontal-align="center" draw:textarea-vertical-align="middle" fo:padding-top="0.15cm" fo:padding-bottom="0.15cm" fo:padding-left="0.275cm" fo:padding-right="0.275cm"/>
    </style:style>
    <style:style style:name="gr3" style:family="graphic" style:parent-style-name="standard">
      <style:graphic-properties svg:stroke-width="0.051cm" svg:stroke-color="#0000ff" draw:fill="none" draw:textarea-horizontal-align="center" draw:textarea-vertical-align="middle" fo:padding-top="0.15cm" fo:padding-bottom="0.15cm" fo:padding-left="0.275cm" fo:padding-right="0.275cm"/>
    </style:style>
    <style:style style:name="gr4" style:family="graphic" style:parent-style-name="standard">
      <style:graphic-properties svg:stroke-width="0.051cm" svg:stroke-color="#0000ff" draw:marker-start-width="0.276cm" draw:marker-end-width="0.276cm" draw:fill="none" draw:textarea-horizontal-align="center" draw:textarea-vertical-align="middle" fo:padding-top="0.15cm" fo:padding-bottom="0.15cm" fo:padding-left="0.275cm" fo:padding-right="0.275cm"/>
    </style:style>
    <style:style style:name="gr5" style:family="graphic" style:parent-style-name="standard">
      <style:graphic-properties draw:stroke="solid" svg:stroke-width="0cm" svg:stroke-color="#0000ff" draw:marker-start-width="0.2cm" draw:marker-end-width="0.2cm" draw:fill="none" draw:fill-color="#000000" draw:opacity="100%" draw:textarea-horizontal-align="center" draw:textarea-vertical-align="middle" fo:padding-top="0.125cm" fo:padding-bottom="0.125cm" fo:padding-left="0.25cm" fo:padding-right="0.25cm"/>
    </style:style>
    <style:style style:name="gr6" style:family="graphic" style:parent-style-name="standard">
      <style:graphic-properties svg:stroke-color="#0000ff" draw:fill="none"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width="0cm" svg:stroke-color="#0000ff" draw:marker-start-width="0.2cm" draw:marker-end-width="0.2cm" draw:fill="none" draw:fill-color="#000080" draw:textarea-horizontal-align="center" draw:textarea-vertical-align="middle" fo:padding-top="0.125cm" fo:padding-bottom="0.125cm" fo:padding-left="0.25cm" fo:padding-right="0.25cm"/>
    </style:style>
    <style:style style:name="gr11" style:family="graphic" style:parent-style-name="standard">
      <style:graphic-properties svg:stroke-width="0cm" svg:stroke-color="#0000ff" draw:marker-start-width="0.124cm" draw:marker-end-width="0.124cm" draw:fill="none" draw:textarea-horizontal-align="center" draw:textarea-vertical-align="middle" fo:padding-top="0.125cm" fo:padding-bottom="0.125cm" fo:padding-left="0.25cm" fo:padding-right="0.25cm"/>
    </style:style>
    <style:style style:name="gr12" style:family="graphic" style:parent-style-name="measure">
      <style:graphic-properties draw:textarea-horizontal-align="center" draw:textarea-vertical-align="middle"/>
    </style:style>
    <style:style style:name="gr13" style:family="graphic" style:parent-style-name="measure" style:list-style-name="L1">
      <style:graphic-properties draw:textarea-horizontal-align="center" draw:textarea-vertical-align="middle"/>
    </style:style>
    <style:style style:name="P1" style:family="paragraph">
      <style:paragraph-properties fo:text-align="center"/>
    </style:style>
    <style:style style:name="P2" style:family="paragraph">
      <style:text-properties fo:font-family="Arial" style:font-family-generic="swiss" style:font-pitch="variable" fo:font-size="14pt" style:font-size-asian="14pt" style:font-size-complex="14pt"/>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P4" style:family="paragraph">
      <style:paragraph-properties fo:text-align="center"/>
      <style:text-properties fo:font-size="18pt" style:font-size-asian="18pt" style:font-size-complex="18pt"/>
    </style:style>
    <style:style style:name="T1" style:family="text">
      <style:text-properties fo:font-family="Arial" style:font-family-generic="swiss" style:font-pitch="variable" fo:font-size="14pt" style:font-size-asian="14pt" style:font-size-complex="14pt"/>
    </style:style>
    <style:style style:name="T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05cm" svg:height="15.24cm" svg:x="0.889cm" svg:y="0.889cm">
          <draw:image xlink:href="../../uControl_Images/uControl_v6.png" xlink:type="simple" xlink:show="embed" xlink:actuate="onLoad">
            <text:p/>
          </draw:image>
        </draw:frame>
        <draw:frame draw:style-name="gr1" draw:text-style-name="P1" draw:layer="layout" svg:width="19.05cm" svg:height="15.24cm" svg:x="0.889cm" svg:y="0.889cm">
          <draw:image xlink:href="../../uControl_Images/uControl_v8.png" xlink:type="simple" xlink:show="embed" xlink:actuate="onLoad">
            <text:p/>
          </draw:image>
        </draw:frame>
        <draw:polygon draw:style-name="gr2" draw:text-style-name="P1" draw:layer="Layer4" svg:width="20.826cm" svg:height="7.619cm" svg:x="0cm" svg:y="-8.89cm" svg:viewBox="0 0 20827 7620" draw:points="1651,6985 2916,6985 2916,7620 4194,7620 4194,6985 5452,6985 5452,7620 8507,7620 8507,6985 9781,6985 9781,7620 11046,7620 11046,6985 12319,6985 12319,7620 15370,7620 15370,6985 16637,6985 16637,7620 17909,7620 17909,6985 19174,6985 19174,7620 20193,7620 20193,5080 20827,5080 20827,2540 20193,2540 20193,0 19174,0 19174,635 17909,635 17909,0 16637,0 16637,635 15370,635 15370,0 12319,0 12319,635 11046,635 11046,0 9781,0 9781,635 8507,635 8506,0 5452,0 5452,635 4194,635 4193,0 2916,0 2916,635 1651,635 1651,0 635,0 635,2540 0,2540 0,5080 635,5080 635,7620 1651,7620">
          <text:p/>
        </draw:polygon>
        <draw:polygon draw:style-name="gr3" draw:text-style-name="P1" draw:layer="Layer4" svg:width="7.619cm" svg:height="17.012cm" svg:x="21.59cm" svg:y="0cm" svg:viewBox="0 0 7620 17013" draw:points="0,6980 635,6980 635,5710 0,5710 0,4440 635,4440 635,3170 0,3170 0,0 2540,0 2540,635 5080,635 5080,0 7620,0 7620,3170 6985,3170 6985,4440 7620,4440 7620,5710 6985,5710 6985,6980 7620,6980 7620,10028 6985,10028 6985,11298 7620,11298 7620,12568 6985,12568 6985,13838 7620,13838 7620,17013 5080,17013 5080,16383 2540,16383 2540,17013 0,17013 0,13838 635,13838 635,12568 0,12568 0,11298 635,11298 635,10028 0,10028">
          <text:p/>
        </draw:polygon>
        <draw:rect draw:style-name="gr4" draw:text-style-name="P1" draw:layer="layout" svg:width="1.651cm" svg:height="0.635cm" svg:x="0cm" svg:y="0cm">
          <text:p/>
        </draw:rect>
        <draw:rect draw:style-name="gr4" draw:text-style-name="P1" draw:layer="layout" svg:width="20.828cm" svg:height="0.635cm" svg:x="0cm" svg:y="16.383cm">
          <text:p/>
        </draw:rect>
        <draw:rect draw:style-name="gr4" draw:text-style-name="P1" draw:layer="layout" svg:width="0.635cm" svg:height="17.018cm" svg:x="0cm" svg:y="0cm">
          <text:p/>
        </draw:rect>
        <draw:rect draw:style-name="gr4" draw:text-style-name="P1" draw:layer="layout" svg:width="0.635cm" svg:height="3.175cm" svg:x="20.193cm" svg:y="0cm">
          <text:p/>
        </draw:rect>
        <draw:rect draw:style-name="gr4" draw:text-style-name="P1" draw:layer="layout" svg:width="1.27cm" svg:height="0.635cm" svg:x="1.651cm" svg:y="0cm">
          <text:p/>
        </draw:rect>
        <draw:rect draw:style-name="gr4" draw:text-style-name="P1" draw:layer="layout" svg:width="1.27cm" svg:height="0.635cm" svg:x="2.921cm" svg:y="0cm">
          <text:p/>
        </draw:rect>
        <draw:rect draw:style-name="gr4" draw:text-style-name="P1" draw:layer="layout" svg:width="1.27cm" svg:height="0.635cm" svg:x="4.191cm" svg:y="0cm">
          <text:p/>
        </draw:rect>
        <draw:rect draw:style-name="gr4" draw:text-style-name="P1" draw:layer="layout" svg:width="3.048cm" svg:height="0.635cm" svg:x="5.461cm" svg:y="0cm">
          <text:p/>
        </draw:rect>
        <draw:rect draw:style-name="gr4" draw:text-style-name="P1" draw:layer="layout" svg:width="1.27cm" svg:height="0.635cm" svg:x="8.509cm" svg:y="0cm">
          <text:p/>
        </draw:rect>
        <draw:rect draw:style-name="gr4" draw:text-style-name="P1" draw:layer="layout" svg:width="1.27cm" svg:height="0.635cm" svg:x="9.779cm" svg:y="0cm">
          <text:p/>
        </draw:rect>
        <draw:rect draw:style-name="gr4" draw:text-style-name="P1" draw:layer="layout" svg:width="1.27cm" svg:height="0.635cm" svg:x="11.049cm" svg:y="0cm">
          <text:p/>
        </draw:rect>
        <draw:rect draw:style-name="gr4" draw:text-style-name="P1" draw:layer="layout" svg:width="3.048cm" svg:height="0.635cm" svg:x="12.319cm" svg:y="0cm">
          <text:p/>
        </draw:rect>
        <draw:rect draw:style-name="gr4" draw:text-style-name="P1" draw:layer="layout" svg:width="1.27cm" svg:height="0.635cm" svg:x="15.367cm" svg:y="0cm">
          <text:p/>
        </draw:rect>
        <draw:rect draw:style-name="gr4" draw:text-style-name="P1" draw:layer="layout" svg:width="1.27cm" svg:height="0.635cm" svg:x="16.637cm" svg:y="0cm">
          <text:p/>
        </draw:rect>
        <draw:rect draw:style-name="gr4" draw:text-style-name="P1" draw:layer="layout" svg:width="1.27cm" svg:height="0.635cm" svg:x="17.907cm" svg:y="0cm">
          <text:p/>
        </draw:rect>
        <draw:rect draw:style-name="gr4" draw:text-style-name="P1" draw:layer="layout" svg:width="1.651cm" svg:height="0.635cm" svg:x="19.177cm" svg:y="0cm">
          <text:p/>
        </draw:rect>
        <draw:rect draw:style-name="gr4" draw:text-style-name="P1" draw:layer="layout" svg:width="0.635cm" svg:height="1.27cm" svg:x="20.195cm" svg:y="3.17cm">
          <text:p/>
        </draw:rect>
        <draw:rect draw:style-name="gr4" draw:text-style-name="P1" draw:layer="layout" svg:width="0.635cm" svg:height="1.27cm" svg:x="20.196cm" svg:y="4.44cm">
          <text:p/>
        </draw:rect>
        <draw:rect draw:style-name="gr4" draw:text-style-name="P1" draw:layer="layout" svg:width="0.635cm" svg:height="1.27cm" svg:x="20.197cm" svg:y="5.71cm">
          <text:p/>
        </draw:rect>
        <draw:rect draw:style-name="gr4" draw:text-style-name="P1" draw:layer="layout" svg:width="0.635cm" svg:height="3.048cm" svg:x="20.198cm" svg:y="6.98cm">
          <text:p/>
        </draw:rect>
        <draw:rect draw:style-name="gr4" draw:text-style-name="P1" draw:layer="layout" svg:width="0.635cm" svg:height="1.27cm" svg:x="20.196cm" svg:y="10.028cm">
          <text:p/>
        </draw:rect>
        <draw:rect draw:style-name="gr4" draw:text-style-name="P1" draw:layer="layout" svg:width="0.635cm" svg:height="1.27cm" svg:x="20.197cm" svg:y="11.298cm">
          <text:p/>
        </draw:rect>
        <draw:rect draw:style-name="gr4" draw:text-style-name="P1" draw:layer="layout" svg:width="0.635cm" svg:height="1.27cm" svg:x="20.198cm" svg:y="12.568cm">
          <text:p/>
        </draw:rect>
        <draw:rect draw:style-name="gr4" draw:text-style-name="P1" draw:layer="layout" svg:width="0.635cm" svg:height="3.175cm" svg:x="20.199cm" svg:y="13.838cm">
          <text:p/>
        </draw:rect>
        <draw:rect draw:style-name="gr4" draw:text-style-name="P1" draw:layer="layout" svg:width="20.828cm" svg:height="17.018cm" svg:x="0cm" svg:y="0cm">
          <text:p/>
        </draw:rect>
        <draw:path draw:style-name="gr5" draw:text-style-name="P1" draw:layer="Layer4" svg:width="20.832cm" svg:height="17.013cm" svg:x="-0.001cm" svg:y="-0.001cm" svg:viewBox="0 0 20833 17014" svg:d="m20194 16384v-2545h634v-1270l-634-1c-5 0 0-1264 0-1264 0-5 634 0 634 0v-1276h-631c-5 0-3-3047-3-3047h639l-5-1270h-634c-4 1 0-1270 0-1270 3 0 634 0 634 0v-1270h-634c-5 0 0-2536 0-2536h-1019c-5 0 0-635 0-635h-1266v636c0 4-1271-1-1271-1-5 0 0-635 0-635l-1270 1 3 635c0 4-3051-1-3051-1-5 0 0-635 0-635h-1274v636c0 4-1264 0-1264 0-5 0 0-635 0-635l-1275-1v636c0 4-3054-1-3054-1-5 0 0-635 0-635l-1258 1v635l-1273-1c-5 0 0-635 0-635h-1271v636l-1017-1 2 2536c0 5-635 0-635 0v1270c0 0 635-4 635 0v1270c0 4-636 0-636 0v1270c0 0 633-4 636 0s0 3048 0 3048c0 4-635 0-635 0v1270h635c4 0 0 1270 0 1270 0 4-635 0-635 0v1270h635c4 0 0 2545 0 2545h1016c4 0 0 630 0 630h1270v-630c0-5 1273 0 1273 0 4 0 0 630 0 630h1258v-630c0-5 3055 0 3055 0 4 0 0 630 0 630h1274v-630c0-5 1265 0 1265 0 4 0 0 630 0 630h1273v-630c0-5 3051 0 3051 0 5 0 0 630 0 630h1267v-630c0-5 1272 0 1272 0 4 0 0 630 0 630h1265v-630z">
          <text:p/>
        </draw:path>
        <draw:circle draw:style-name="gr4" draw:text-style-name="P1" draw:layer="Layer4" svg:width="0.406cm" svg:height="0.406cm" svg:x="3.353cm" svg:y="-1.803cm">
          <text:p/>
        </draw:circle>
        <draw:circle draw:style-name="gr4" draw:text-style-name="P1" draw:layer="Layer4" svg:width="0.406cm" svg:height="0.406cm" svg:x="10.211cm" svg:y="-1.803cm">
          <text:p/>
        </draw:circle>
        <draw:circle draw:style-name="gr4" draw:text-style-name="P1" draw:layer="Layer4" svg:width="0.406cm" svg:height="0.406cm" svg:x="17.069cm" svg:y="-1.803cm">
          <text:p/>
        </draw:circle>
        <draw:circle draw:style-name="gr4" draw:text-style-name="P1" draw:layer="Layer4" svg:width="0.406cm" svg:height="0.406cm" svg:x="3.353cm" svg:y="-8.788cm">
          <text:p/>
        </draw:circle>
        <draw:circle draw:style-name="gr4" draw:text-style-name="P1" draw:layer="Layer4" svg:width="0.406cm" svg:height="0.406cm" svg:x="10.211cm" svg:y="-8.788cm">
          <text:p/>
        </draw:circle>
        <draw:circle draw:style-name="gr4" draw:text-style-name="P1" draw:layer="Layer4" svg:width="0.406cm" svg:height="0.406cm" svg:x="17.069cm" svg:y="-8.788cm">
          <text:p/>
        </draw:circle>
        <draw:circle draw:style-name="gr4" draw:text-style-name="P1" draw:layer="Layer4" svg:width="0.406cm" svg:height="0.406cm" svg:x="0.127cm" svg:y="-5.283cm">
          <text:p/>
        </draw:circle>
        <draw:circle draw:style-name="gr4" draw:text-style-name="P1" draw:layer="Layer4" svg:width="0.406cm" svg:height="0.406cm" svg:x="20.32cm" svg:y="-5.283cm">
          <text:p/>
        </draw:circle>
        <draw:polygon draw:style-name="gr6" draw:text-style-name="P1" draw:layer="Layer4" svg:width="1.113cm" svg:height="2.099cm" svg:x="3.001cm" svg:y="-0.001cm" svg:viewBox="0 0 1114 2100" draw:points="758,0 758,1273 1114,1273 1114,1627 758,1627 757,2100 352,2100 352,1627 0,1627 0,1271 352,1271 352,0">
          <text:p/>
        </draw:polygon>
        <draw:polygon draw:style-name="gr6" draw:text-style-name="P1" draw:layer="layout" svg:width="1.113cm" svg:height="2.099cm" svg:x="3cm" svg:y="-0.002cm" svg:viewBox="0 0 1114 2100" draw:points="758,0 758,1273 1114,1273 1114,1627 758,1627 757,2100 352,2100 352,1627 0,1627 0,1271 352,1271 352,0">
          <text:p/>
        </draw:polygon>
        <draw:polygon draw:style-name="gr6" draw:text-style-name="P1" draw:layer="Layer4" svg:width="1.113cm" svg:height="2.099cm" svg:x="9.857cm" svg:y="0cm" svg:viewBox="0 0 1114 2100" draw:points="758,0 758,1273 1114,1273 1114,1627 758,1627 757,2100 352,2100 352,1627 0,1627 0,1271 352,1271 352,0">
          <text:p/>
        </draw:polygon>
        <draw:polygon draw:style-name="gr6" draw:text-style-name="P1" draw:layer="Layer4" svg:width="1.113cm" svg:height="2.099cm" svg:x="16.715cm" svg:y="0cm" svg:viewBox="0 0 1114 2100" draw:points="758,0 758,1273 1114,1273 1114,1627 758,1627 757,2100 352,2100 352,1627 0,1627 0,1271 352,1271 352,0">
          <text:p/>
        </draw:polygon>
        <draw:polygon draw:style-name="gr6" draw:text-style-name="P1" draw:layer="Layer4" svg:width="1.113cm" svg:height="2.099cm" svg:x="24.843cm" svg:y="0cm" svg:viewBox="0 0 1114 2100" draw:points="758,0 758,1273 1114,1273 1114,1627 758,1627 757,2100 352,2100 352,1627 0,1627 0,1271 352,1271 352,0">
          <text:p/>
        </draw:polygon>
        <draw:polygon draw:style-name="gr6" draw:text-style-name="P1" draw:layer="Layer4" svg:width="1.113cm" svg:height="2.099cm" draw:transform="rotate (-3.14159265358979) translate (4.113cm 17.018cm)" svg:viewBox="0 0 1114 2100" draw:points="758,0 758,1273 1114,1273 1114,1627 758,1627 757,2100 352,2100 352,1627 0,1627 0,1271 352,1271 352,0">
          <text:p/>
        </draw:polygon>
        <draw:polygon draw:style-name="gr6" draw:text-style-name="P1" draw:layer="Layer4" svg:width="1.113cm" svg:height="2.099cm" draw:transform="rotate (-3.14159265358979) translate (10.971cm 17.018cm)" svg:viewBox="0 0 1114 2100" draw:points="758,0 758,1273 1114,1273 1114,1627 758,1627 757,2100 352,2100 352,1627 0,1627 0,1271 352,1271 352,0">
          <text:p/>
        </draw:polygon>
        <draw:polygon draw:style-name="gr6" draw:text-style-name="P1" draw:layer="Layer4" svg:width="1.113cm" svg:height="2.099cm" draw:transform="rotate (-3.14159265358979) translate (17.829cm 17.018cm)" svg:viewBox="0 0 1114 2100" draw:points="758,0 758,1273 1114,1273 1114,1627 758,1627 757,2100 352,2100 352,1627 0,1627 0,1271 352,1271 352,0">
          <text:p/>
        </draw:polygon>
        <draw:polygon draw:style-name="gr6" draw:text-style-name="P1" draw:layer="Layer4" svg:width="1.113cm" svg:height="2.099cm" draw:transform="rotate (-3.14159265358979) translate (25.957cm 17.018cm)" svg:viewBox="0 0 1114 2100" draw:points="758,0 758,1273 1114,1273 1114,1627 758,1627 757,2100 352,2100 352,1627 0,1627 0,1271 352,1271 352,0">
          <text:p/>
        </draw:polygon>
        <draw:polygon draw:style-name="gr6" draw:text-style-name="P1" draw:layer="layout" svg:width="1.113cm" svg:height="2.099cm" draw:transform="rotate (-3.14159265358979) translate (25.956cm 17.017cm)" svg:viewBox="0 0 1114 2100" draw:points="758,0 758,1273 1114,1273 1114,1627 758,1627 757,2100 352,2100 352,1627 0,1627 0,1271 352,1271 352,0">
          <text:p/>
        </draw:polygon>
        <draw:polygon draw:style-name="gr6" draw:text-style-name="P1" draw:layer="Layer4" svg:width="1.113cm" svg:height="2.099cm" draw:transform="rotate (-1.5707963267949) translate (20.828cm 11.381cm)" svg:viewBox="0 0 1114 2100" draw:points="758,0 758,1273 1114,1273 1114,1627 758,1627 757,2100 352,2100 352,1627 0,1627 0,1271 352,1271 352,0">
          <text:p/>
        </draw:polygon>
        <draw:polygon draw:style-name="gr6" draw:text-style-name="P1" draw:layer="Layer4" svg:width="1.113cm" svg:height="2.099cm" draw:transform="rotate (-1.5707963267949) translate (20.828cm 4.523cm)" svg:viewBox="0 0 1114 2100" draw:points="758,0 758,1273 1114,1273 1114,1627 758,1627 757,2100 352,2100 352,1627 0,1627 0,1271 352,1271 352,0">
          <text:p/>
        </draw:polygon>
        <draw:polygon draw:style-name="gr6" draw:text-style-name="P1" draw:layer="Layer4" svg:width="1.113cm" svg:height="2.099cm" draw:transform="rotate (1.5707963267949) translate (0cm 5.637cm)" svg:viewBox="0 0 1114 2100" draw:points="758,0 758,1273 1114,1273 1114,1627 758,1627 757,2100 352,2100 352,1627 0,1627 0,1271 352,1271 352,0">
          <text:p/>
        </draw:polygon>
        <draw:polygon draw:style-name="gr6" draw:text-style-name="P1" draw:layer="Layer4" svg:width="1.113cm" svg:height="2.099cm" draw:transform="rotate (1.5707963267949) translate (0cm 12.495cm)" svg:viewBox="0 0 1114 2100" draw:points="758,0 758,1273 1114,1273 1114,1627 758,1627 757,2100 352,2100 352,1627 0,1627 0,1271 352,1271 352,0">
          <text:p/>
        </draw:polygon>
        <draw:circle draw:style-name="gr4" draw:text-style-name="P1" draw:layer="Layer4" svg:width="0.406cm" svg:height="0.406cm" svg:x="21.717cm" svg:y="4.877cm">
          <text:p/>
        </draw:circle>
        <draw:circle draw:style-name="gr4" draw:text-style-name="P1" draw:layer="Layer4" svg:width="0.406cm" svg:height="0.406cm" svg:x="21.717cm" svg:y="11.735cm">
          <text:p/>
        </draw:circle>
        <draw:circle draw:style-name="gr4" draw:text-style-name="P1" draw:layer="Layer4" svg:width="0.406cm" svg:height="0.406cm" svg:x="28.702cm" svg:y="4.877cm">
          <text:p/>
        </draw:circle>
        <draw:circle draw:style-name="gr4" draw:text-style-name="P1" draw:layer="Layer4" svg:width="0.406cm" svg:height="0.406cm" svg:x="28.702cm" svg:y="11.735cm">
          <text:p/>
        </draw:circle>
      </draw:page>
      <draw:page draw:name="page2" draw:style-name="dp1" draw:master-page-name="Default">
        <draw:custom-shape draw:style-name="gr7" draw:text-style-name="P1" draw:layer="Layer4" svg:width="0.712cm" svg:height="0.712cm" svg:x="3.184cm" svg:y="3.18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ircle draw:style-name="gr8" draw:text-style-name="P1" draw:layer="Layer4" svg:width="0.712cm" svg:height="0.712cm" svg:x="3.184cm" svg:y="3.184cm">
          <text:p/>
        </draw:circle>
        <draw:circle draw:style-name="gr8" draw:text-style-name="P1" draw:layer="Layer4" svg:width="0.788cm" svg:height="0.788cm" svg:x="3.146cm" svg:y="3.146cm">
          <text:p/>
        </draw:circle>
        <draw:frame draw:style-name="gr9" draw:text-style-name="P2" draw:layer="Layer4" svg:width="24.954cm" svg:height="5.246cm" svg:x="1.28cm" svg:y="4cm">
          <draw:text-box>
            <text:p><text:span text:style-name="T1">91828A231, Nut, M4, Hex, Plain, 18-8 SS, $6.45/100, 7mm across flats, 3.2mm tall</text:span></text:p>
            <text:p><text:span text:style-name="T1">92095A194, Screw, M4x16, Button Head Socket Cap, 18-8 SS, $10.43/100</text:span></text:p>
            <text:p><text:span text:style-name="T1">OR</text:span></text:p>
            <text:p><text:span text:style-name="T1">92000A226, 18-8 SS Metric Pan Head Phil Machine Screw M4 Size, 16mm Length, .7mm Pitch, $8.08/100</text:span></text:p>
            <text:p><text:span text:style-name="T1"/></text:p>
            <text:p><text:span text:style-name="T1"/></text:p>
            <text:p><text:span text:style-name="T1">92080A004, Metric Zinc-Pltd Brass Fem Thrd Hex Standoff 4.5mm Hex, 8mm Length, M3 Screw Size, $0.60/ea</text:span></text:p>
            <text:p><text:span text:style-name="T1">92000A120, 18-8 SS Metric Pan Head Phil Machine Screw M3 Size, 10mm Length, .5mm Pitch, $4.34/100</text:span></text:p>
            <text:p><text:span text:style-name="T1">92000A113</text:span><text:span text:style-name="T1"><text:tab/></text:span><text:span text:style-name="T1">, 18-8 SS Metric Pan Head Phil Machine Screw M3 Size, 4mm Length, .5mm Pitch, $5.52/100</text:span></text:p>
          </draw:text-box>
        </draw:frame>
      </draw:page>
      <draw:page draw:name="page3" draw:style-name="dp1" draw:master-page-name="Default">
        <draw:path draw:style-name="gr10" draw:text-style-name="P1" draw:layer="Layer4" svg:width="20.826cm" svg:height="7.619cm" svg:x="0.992cm" svg:y="0.991cm" svg:viewBox="0 0 20827 7620" svg:d="m3556 7493c37 0 69-9 102-27s55-42 74-74 27-65 27-102c0-37-9-69-27-101s-42-56-74-75-65-27-102-27-69 9-101 27-56 42-75 75-27 64-27 101 9 69 27 102 42 55 75 74 64 27 101 27zm6858 0c37 0 69-9 102-27s55-42 74-74 27-65 27-102c0-37-9-69-27-101s-42-56-74-75-65-27-102-27-69 9-101 27-56 42-75 75-27 64-27 101 9 69 27 102 42 55 75 74 64 27 101 27zm6858 0c37 0 69-9 102-27s55-42 74-74 27-65 27-102c0-37-9-69-27-101s-42-56-74-75-65-27-102-27-69 9-101 27-56 42-75 75-27 64-27 101 9 69 27 102 42 55 75 74 64 27 101 27zm-13716-6985c37 0 69-9 102-27s55-42 74-74 27-65 27-102-9-69-27-101-42-56-74-75-65-27-102-27-69 9-101 27-56 42-75 75-27 64-27 101 9 69 27 102 42 55 75 74 64 27 101 27zm6858 0c37 0 69-9 102-27s55-42 74-74 27-65 27-102-9-69-27-101-42-56-74-75-65-27-102-27-69 9-101 27-56 42-75 75-27 64-27 101 9 69 27 102 42 55 75 74 64 27 101 27zm6858 0c37 0 69-9 102-27s55-42 74-74 27-65 27-102-9-69-27-101-42-56-74-75-65-27-102-27-69 9-101 27-56 42-75 75-27 64-27 101 9 69 27 102 42 55 75 74 64 27 101 27zm-16942 3505c37 0 69-9 102-27s55-42 74-74 27-65 27-102c0-37-9-69-27-101s-42-56-74-75-65-27-102-27-69 9-101 27-56 42-75 75-27 64-27 101c0 37 9 69 27 102s42 55 75 74 64 27 101 27zm20193 0c37 0 69-9 102-27s55-42 74-74 27-65 27-102-9-69-27-101-42-56-74-75-65-27-102-27-69 9-101 27-56 42-75 75-27 64-27 101 9 69 27 102 42 55 75 74 64 27 101 27zm-18872 2972v635h-1016v-2540h-635v-2540h635v-2540h1016v635h1265v-635h1277l1 635h1258v-635h3054l1 635h1274v-635h1265v635h1273v-635h3051v635h1267v-635h1272v635h1265v-635h1019v2540h634v2540h-634v2540h-1019v-635h-1265v635h-1272v-635h-1267v635h-3051v-635h-1273v635h-1265v-635h-1274v635h-3055v-635h-1258v635h-1278v-635z">
          <text:p/>
        </draw:path>
        <draw:path draw:style-name="gr5" draw:text-style-name="P1" draw:layer="Layer4" svg:width="20.832cm" svg:height="17.013cm" svg:x="0.991cm" svg:y="9.88cm" svg:viewBox="0 0 20833 17014" svg:d="m3354 1271h-352v356h352v473h405l1-473h356v-354h-356v-637h435v-635l1258-1c0 212-5 635 0 635 1018 0 3054 5 3054 1v-636l1275 1c0 212-5 635 0 635 119 0 271 0 428 1v635h-352v356h352v473h405l1-473h356v-354h-356v-636c242 0 430 0 430-2v-636h1274c0 212-5 635 0 635 1017 0 3051 5 3051 1l-3-635 1270-1c0 212-5 635 0 635 119 0 272 1 430 1v636h-352v356h352v473h405l1-473h356v-354h-356v-637c245 1 435 1 435-1v-636h1266c0 212-5 635 0 635h1019c0 845-5 2536 0 2536h634v1270h-634c0 120 0 275-1 435h-635v-352h-356v352h-473v405l473 1v356h354v-356h636c0 242 0 429 2 429h634l5 1270h-639c1 1016-2 3047 3 3047h631v1276c-211 0-634-5-634 0 0 119 0 272-1 430h-635v-352h-356v352h-473v405l473 1v356h354v-356h636c0 241 0 428 2 428l634 1v1270h-634v2545h-1019v630h-1265c0-210 4-630 0-630-120 0-273 0-432-1v-635h352v-356h-352v-473h-405l-1 473h-356v354h356v636c-245 0-434 0-434 2v630h-1267c0-210 5-630 0-630-1017 0-3051-5-3051 0v630h-1273c0-210 4-630 0-630-118 0-270 0-427-1v-635h352v-356h-352v-473h-405l-1 473h-356v354h356v636c-243 0-432 0-432 2v630h-1274c0-210 4-630 0-630-1018 0-3055-5-3055 0v630h-1258c0-210 4-630 0-630-120 0-274 0-433-1v-635h352v-356h-352v-473h-405l-1 473h-356v354h356v636c-245 0-434 0-434 2v630h-1270c0-210 4-630 0-630h-1016c0-848 4-2545 0-2545h-635v-1270c212 0 635 4 635 0 0-118 0-269 1-425h635v352h356v-352h473v-405l-473-1v-356h-354v356h-636c0-247 0-439-2-439h-635v-1270c212 0 635 4 635 0 0-1016 3-3044 0-3048s-424 0-636 0v-1270c212 0 636 4 636 0v-425h636v352h356v-352h473v-405l-473-1v-356h-354v356h-638v-439c0-4-423 0-635 0v-1270c212 0 635 5 635 0l-2-2536 1017 1v-636h1271c0 212-5 635 0 635h432z">
          <text:p/>
        </draw:path>
        <draw:path draw:style-name="gr11" draw:text-style-name="P1" draw:layer="Layer4" svg:width="7.619cm" svg:height="17.012cm" svg:x="22.582cm" svg:y="9.881cm" svg:viewBox="0 0 7620 17013" svg:d="m3605 1271h-352v356h352v473h405l1-473h356v-354h-356v-638h1069v-635h2540v3170h-635v1270h635v1270h-635v1270h635v3048h-635v1270h635v1270h-635v1270h635v3175h-2540v-630h-1065v-636h352v-356h-352v-473h-405l-1 473h-356v354h356v638h-1069v630h-2540v-3175h635v-1270h-635v-1270h635v-1270h-635v-3048h635v-1270h-635v-1270h635v-1270h-635v-3170h2540v635h1065zm-3275 4012c37 0 69-9 102-27s55-42 74-74 27-65 27-102-9-69-27-101-42-56-74-75-65-27-102-27-69 9-101 27-56 42-75 75-27 64-27 101 9 69 27 102 42 55 75 74 64 27 101 27zm0 6858c37 0 69-9 102-27s55-42 74-74 27-65 27-102-9-69-27-101-42-56-74-75-65-27-102-27-69 9-101 27-56 42-75 75-27 64-27 101 9 69 27 102 42 55 75 74 64 27 101 27zm6985-6858c37 0 69-9 102-27s55-42 74-74 27-65 27-102-9-69-27-101-42-56-74-75-65-27-102-27-69 9-101 27-56 42-75 75-27 64-27 101 9 69 27 102 42 55 75 74 64 27 101 27zm0 6858c37 0 69-9 102-27s55-42 74-74 27-65 27-102-9-69-27-101-42-56-74-75-65-27-102-27-69 9-101 27-56 42-75 75-27 64-27 101 9 69 27 102 42 55 75 74 64 27 101 27z">
          <text:p/>
        </draw:path>
        <draw:measure draw:style-name="gr12" draw:text-style-name="P4" draw:layer="measurelines" svg:x1="21.819cm" svg:y1="27.443cm" svg:x2="0.991cm" svg:y2="27.443cm">
          <text:p text:style-name="P3"><text:span text:style-name="T2"><text:measure text:kind="gap"/></text:span><text:span text:style-name="T2"><text:measure text:kind="value">8.2</text:measure></text:span><text:span text:style-name="T2"><text:measure text:kind="unit">"</text:measure></text:span><text:span text:style-name="T2"><text:measure text:kind="gap"/></text:span></text:p>
        </draw:measure>
        <draw:measure draw:style-name="gr13" draw:text-style-name="P3" draw:layer="measurelines" svg:x1="31.066cm" svg:y1="9.881cm" svg:x2="31.066cm" svg:y2="26.899cm">
          <text:p text:style-name="P3"><text:measure text:kind="gap"/><text:measure text:kind="value">6.7</text:measure><text:measure text:kind="unit">"</text:measure><text:measure text:kind="gap"/></text:p>
        </draw:measur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0.991cm" fo:margin-right="0.99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0H4M47S</meta:editing-duration>
    <meta:editing-cycles>15</meta:editing-cycles>
    <meta:generator>LibreOffice/3.5$Linux_x86 LibreOffice_project/350m1$Build-2</meta:generator>
    <dc:date>2013-02-07T22:02:01</dc:date>
    <dc:creator>Samata </dc:creator>
    <meta:document-statistic meta:object-count="65"/>
  </office:meta>
</office:document-meta>
</file>